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2" draw:style-name="a565" draw:master-page-name="Master1-Layout7-blank-Blank" presentation:presentation-page-layout-name="Master1-PPL7" draw:id="Slide-257">
        <draw:frame draw:id="id73" presentation:style-name="a569" draw:name="Title 1" svg:x="0.55118in" svg:y="0.32953in" svg:width="9.92087in" svg:height="1.38031in" presentation:class="title" presentation:placeholder="false">
          <draw:text-box>
            <text:p text:style-name="a568" text:class-names="" text:cond-style-name=""><text:span text:style-name="a566" text:class-names="">KNN Parameters</text:span><text:span text:style-name="a567" text:class-names=""/></text:p>
          </draw:text-box>
          <svg:title/>
          <svg:desc/>
        </draw:frame>
        <draw:frame draw:id="id74" presentation:style-name="a596" draw:name="Text Placeholder 2" svg:x="0.55118in" svg:y="1.93465in" svg:width="9.92087in" svg:height="4.7948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0" text:class-names="">n_neighbors</text:span><text:span text:style-name="a571" text:class-names=""><text:s text:c="1"/>:<text:s text:c="1"/></text:span><text:span text:style-name="a572" text:class-names="">int</text:span><text:span text:style-name="a573" text:class-names="">, optional (default = 5</text:span><text:span text:style-name="a574" text:class-names="">)</text:span></text:p>
              </text:list-item>
            </text:list>
            <text:list text:style-name="a583">
              <text:list-item>
                <text:p text:style-name="a582" text:class-names="" text:cond-style-name=""><text:span text:style-name="a577" text:class-names="">Number of<text:s text:c="1"/></text:span><text:span text:style-name="a578" text:class-names="">neighbors</text:span><text:span text:style-name="a579" text:class-names=""><text:s text:c="1"/>to use by default for k<text:s text:c="1"/></text:span><text:span text:style-name="a580" text:class-names="">neighbors</text:span><text:span text:style-name="a581" text:class-names=""><text:s text:c="1"/>queries.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3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  <presentation:notes draw:style-name="a602">
          <draw:frame draw:id="id75" draw:style-name="a599" draw:name="Slide Number Placeholder 6" svg:x="4.67953in" svg:y="11.10827in" svg:width="3.5878in" svg:height="0.58425in">
            <draw:text-box>
              <text:p text:style-name="a598" text:class-names="" text:cond-style-name=""><text:span text:style-name="a597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600" draw:name="Slide Image Placeholder 1">
            <svg:title/>
            <svg:desc/>
          </draw:page-thumbnail>
          <draw:frame draw:id="id77" presentation:style-name="a6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603" draw:master-page-name="Master1-Layout7-blank-Blank" presentation:presentation-page-layout-name="Master1-PPL7" draw:id="Slide-264">
        <draw:frame draw:id="id78" presentation:style-name="a607" draw:name="Title 1" svg:x="0.55118in" svg:y="0.32953in" svg:width="9.92087in" svg:height="1.38031in" presentation:class="title" presentation:placeholder="false">
          <draw:text-box>
            <text:p text:style-name="a606" text:class-names="" text:cond-style-name=""><text:span text:style-name="a604" text:class-names="">KNN Parameters</text:span><text:span text:style-name="a605" text:class-names=""/></text:p>
          </draw:text-box>
          <svg:title/>
          <svg:desc/>
        </draw:frame>
        <draw:frame draw:id="id79" presentation:style-name="a633" draw:name="Text Placeholder 2" svg:x="0.55118in" svg:y="1.42903in" svg:width="9.92087in" svg:height="4.7948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  <text:list text:style-name="a614">
              <text:list-item>
                <text:p text:style-name="a613" text:class-names="" text:cond-style-name=""><text:span text:style-name="a611" text:class-names="">weights : <text:s text:c="1"/></text:span><text:span text:style-name="a612" text:class-names="">optional (default = ‘uniform’)</text:span></text:p>
              </text:list-item>
            </text:list>
            <text:list text:style-name="a619">
              <text:list-item>
                <text:p text:style-name="a618" text:class-names="" text:cond-style-name=""><text:span text:style-name="a615" text:class-names=""><text:s text:c="5"/>‘uniform’ : uniform weights. All points in each<text:s text:c="1"/></text:span><text:span text:style-name="a616" text:class-names="">neighborhood</text:span><text:span text:style-name="a617" text:class-names=""><text:s text:c="1"/>are weighted equally.</text:span></text:p>
              </text:list-item>
            </text:list>
            <text:list text:style-name="a626">
              <text:list-item>
                <text:p text:style-name="a625" text:class-names="" text:cond-style-name=""><text:span text:style-name="a620" text:class-names=""><text:s text:c="6"/>‘distance’ : weight points by the inverse of their distance. in this case, closer<text:s text:c="1"/></text:span><text:span text:style-name="a621" text:class-names="">neighbors</text:span><text:span text:style-name="a622" text:class-names=""><text:s text:c="1"/>of a query point will have a greater influence than<text:s text:c="1"/></text:span><text:span text:style-name="a623" text:class-names="">neighbors</text:span><text:span text:style-name="a624" text:class-names=""><text:s text:c="1"/>which are further away.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  <presentation:notes draw:style-name="a639">
          <draw:frame draw:id="id80" draw:style-name="a636" draw:name="Slide Number Placeholder 6" svg:x="4.67953in" svg:y="11.10827in" svg:width="3.5878in" svg:height="0.58425in">
            <draw:text-box>
              <text:p text:style-name="a635" text:class-names="" text:cond-style-name=""><text:span text:style-name="a63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637" draw:name="Slide Image Placeholder 1">
            <svg:title/>
            <svg:desc/>
          </draw:page-thumbnail>
          <draw:frame draw:id="id82" presentation:style-name="a6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40" draw:master-page-name="Master1-Layout7-blank-Blank" presentation:presentation-page-layout-name="Master1-PPL7" draw:id="Slide-258">
        <draw:frame draw:id="id83" presentation:style-name="a677" draw:name="Text Placeholder 2" svg:x="0.55118in" svg:y="1.93465in" svg:width="9.92087in" svg:height="4.7948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41" text:class-names="">algorithm :<text:s text:c="1"/></text:span><text:span text:style-name="a642" text:class-names="">{‘auto’, ‘</text:span><text:span text:style-name="a643" text:class-names="">ball_tree</text:span><text:span text:style-name="a644" text:class-names="">’, ‘</text:span><text:span text:style-name="a645" text:class-names="">kd_tree</text:span><text:span text:style-name="a646" text:class-names="">’, ‘brute’},<text:s text:c="1"/></text:span><text:span text:style-name="a647" text:class-names="">Algorithm<text:s text:c="1"/></text:span><text:span text:style-name="a648" text:class-names="">used to compute the nearest<text:s text:c="1"/></text:span><text:span text:style-name="a649" text:class-names="">neighbors</text:span><text:span text:style-name="a650" text:class-names="">:</text:span></text:p>
              </text:list-item>
            </text:list>
            <text:list text:style-name="a660">
              <text:list-item>
                <text:p text:style-name="a659" text:class-names="" text:cond-style-name=""><text:span text:style-name="a653" text:class-names=""><text:s text:c="8"/></text:span><text:span text:style-name="a654" text:class-names="">‘</text:span><text:span text:style-name="a655" text:class-names="">ball_tree</text:span><text:span text:style-name="a656" text:class-names="">’ will use<text:s text:c="1"/></text:span><text:span text:style-name="a657" text:class-names="">BallTree</text:span><text:span text:style-name="a658" text:class-names=""/></text:p>
              </text:list-item>
            </text:list>
            <text:list text:style-name="a667">
              <text:list-item>
                <text:p text:style-name="a666" text:class-names="" text:cond-style-name=""><text:span text:style-name="a661" text:class-names=""><text:s text:c="8"/>‘</text:span><text:span text:style-name="a662" text:class-names="">kd_tree</text:span><text:span text:style-name="a663" text:class-names="">’ will use<text:s text:c="1"/></text:span><text:span text:style-name="a664" text:class-names="">KDTree</text:span><text:span text:style-name="a665" text:class-names=""/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8"/>‘brute’ will use a brute-force search.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8"/>‘auto’ will attempt to decide the most appropriate algorithm based on the values passed to fit method.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  <draw:frame draw:id="id84" presentation:style-name="a681" draw:name="Title 1" svg:x="0.55118in" svg:y="0.32953in" svg:width="9.92087in" svg:height="1.38031in" presentation:class="title" presentation:placeholder="false">
          <draw:text-box>
            <text:p text:style-name="a680" text:class-names="" text:cond-style-name=""><text:span text:style-name="a678" text:class-names="">KNN Parameters</text:span><text:span text:style-name="a679" text:class-names=""/></text:p>
          </draw:text-box>
          <svg:title/>
          <svg:desc/>
        </draw:frame>
        <presentation:notes draw:style-name="a687">
          <draw:frame draw:id="id85" draw:style-name="a684" draw:name="Slide Number Placeholder 6" svg:x="4.67953in" svg:y="11.10827in" svg:width="3.5878in" svg:height="0.58425in">
            <draw:text-box>
              <text:p text:style-name="a683" text:class-names="" text:cond-style-name=""><text:span text:style-name="a682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6" presentation:style-name="a685" draw:name="Slide Image Placeholder 1">
            <svg:title/>
            <svg:desc/>
          </draw:page-thumbnail>
          <draw:frame draw:id="id87" presentation:style-name="a6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88" draw:master-page-name="Master1-Layout7-blank-Blank" presentation:presentation-page-layout-name="Master1-PPL7" draw:id="Slide-259">
        <draw:frame draw:id="id88" presentation:style-name="a709" draw:name="Text Placeholder 2" svg:x="0.55118in" svg:y="1.93465in" svg:width="9.92087in" svg:height="4.7948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89" text:class-names="">leaf_size</text:span><text:span text:style-name="a690" text:class-names=""><text:s text:c="1"/>:<text:s text:c="1"/></text:span><text:span text:style-name="a691" text:class-names="">int</text:span><text:span text:style-name="a692" text:class-names="">, optional (default = 30)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  <text:list text:style-name="a705">
              <text:list-item>
                <text:p text:style-name="a704" text:class-names="" text:cond-style-name=""><text:span text:style-name="a698" text:class-names=""><text:s text:c="3"/></text:span><text:span text:style-name="a699" text:class-names="">Leaf size passed to<text:s text:c="1"/></text:span><text:span text:style-name="a700" text:class-names="">BallTree</text:span><text:span text:style-name="a701" text:class-names=""><text:s text:c="1"/>or<text:s text:c="1"/></text:span><text:span text:style-name="a702" text:class-names="">KDTree</text:span><text:span text:style-name="a703" text:class-names="">. This can affect the speed of the construction and query, as well as the memory required to store the tree. The optimal value depends on the nature of the problem.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  <draw:frame draw:id="id89" presentation:style-name="a713" draw:name="Title 1" svg:x="0.55118in" svg:y="0.32953in" svg:width="9.92087in" svg:height="1.38031in" presentation:class="title" presentation:placeholder="false">
          <draw:text-box>
            <text:p text:style-name="a712" text:class-names="" text:cond-style-name=""><text:span text:style-name="a710" text:class-names="">KNN Parameters</text:span><text:span text:style-name="a711" text:class-names=""/></text:p>
          </draw:text-box>
          <svg:title/>
          <svg:desc/>
        </draw:frame>
        <presentation:notes draw:style-name="a719">
          <draw:frame draw:id="id90" draw:style-name="a716" draw:name="Slide Number Placeholder 6" svg:x="4.67953in" svg:y="11.10827in" svg:width="3.5878in" svg:height="0.58425in">
            <draw:text-box>
              <text:p text:style-name="a715" text:class-names="" text:cond-style-name=""><text:span text:style-name="a71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1" presentation:style-name="a717" draw:name="Slide Image Placeholder 1">
            <svg:title/>
            <svg:desc/>
          </draw:page-thumbnail>
          <draw:frame draw:id="id92" presentation:style-name="a71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20" draw:master-page-name="Master1-Layout7-blank-Blank" presentation:presentation-page-layout-name="Master1-PPL7" draw:id="Slide-260">
        <draw:frame draw:id="id93" presentation:style-name="a740" draw:name="Text Placeholder 2" svg:x="0.55118in" svg:y="1.93465in" svg:width="9.92087in" svg:height="4.7948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1" text:class-names="">p</text:span><text:span text:style-name="a722" text:class-names=""><text:s text:c="1"/>: integer, optional (default = 2)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  <text:list text:style-name="a739">
              <text:list-item>
                <text:p text:style-name="a738" text:class-names="" text:cond-style-name=""><text:span text:style-name="a728" text:class-names=""><text:s text:c="4"/>Power parameter for the<text:s text:c="1"/></text:span><text:span text:style-name="a729" text:class-names="">Minkowski</text:span><text:span text:style-name="a730" text:class-names=""><text:s text:c="1"/>metric. When p = 1, this is equivalent to using<text:s text:c="1"/></text:span><text:span text:style-name="a731" text:class-names="">manhattan_distance</text:span><text:span text:style-name="a732" text:class-names=""><text:s text:c="1"/></text:span><text:span text:style-name="a733" text:class-names="">,and<text:s text:c="1"/></text:span><text:span text:style-name="a734" text:class-names="">euclidean_distance</text:span><text:span text:style-name="a735" text:class-names=""><text:s text:c="1"/></text:span><text:span text:style-name="a736" text:class-names="">,for<text:s text:c="1"/></text:span><text:span text:style-name="a737" text:class-names="">p = 2.<text:s text:c="1"/></text:span></text:p>
              </text:list-item>
            </text:list>
          </draw:text-box>
          <svg:title/>
          <svg:desc/>
        </draw:frame>
        <draw:frame draw:id="id94" presentation:style-name="a744" draw:name="Title 1" svg:x="0.55118in" svg:y="0.32953in" svg:width="9.92087in" svg:height="1.38031in" presentation:class="title" presentation:placeholder="false">
          <draw:text-box>
            <text:p text:style-name="a743" text:class-names="" text:cond-style-name=""><text:span text:style-name="a741" text:class-names="">KNN Parameters</text:span><text:span text:style-name="a742" text:class-names=""/></text:p>
          </draw:text-box>
          <svg:title/>
          <svg:desc/>
        </draw:frame>
        <presentation:notes draw:style-name="a750">
          <draw:frame draw:id="id95" draw:style-name="a747" draw:name="Slide Number Placeholder 6" svg:x="4.67953in" svg:y="11.10827in" svg:width="3.5878in" svg:height="0.58425in">
            <draw:text-box>
              <text:p text:style-name="a746" text:class-names="" text:cond-style-name=""><text:span text:style-name="a74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6" presentation:style-name="a748" draw:name="Slide Image Placeholder 1">
            <svg:title/>
            <svg:desc/>
          </draw:page-thumbnail>
          <draw:frame draw:id="id97" presentation:style-name="a7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51" draw:master-page-name="Master1-Layout7-blank-Blank" presentation:presentation-page-layout-name="Master1-PPL7" draw:id="Slide-261">
        <draw:frame draw:id="id98" presentation:style-name="a772" draw:name="Text Placeholder 2" svg:x="0.55118in" svg:y="1.93465in" svg:width="9.92087in" svg:height="4.7948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2" text:class-names="">metric<text:s text:c="1"/></text:span><text:span text:style-name="a753" text:class-names="">: string or callable, default ‘</text:span><text:span text:style-name="a754" text:class-names="">minkowski</text:span><text:span text:style-name="a755" text:class-names="">’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1" text:class-names="">the<text:s text:c="1"/></text:span><text:span text:style-name="a762" text:class-names="">distance metric to use for the tree. The default metric is<text:s text:c="1"/></text:span><text:span text:style-name="a763" text:class-names="">minkowski</text:span><text:span text:style-name="a764" text:class-names="">, and with p=2 is equivalent to the standard Euclidean metric. See the documentation of the<text:s text:c="1"/></text:span><text:span text:style-name="a765" text:class-names="">DistanceMetric</text:span><text:span text:style-name="a766" text:class-names=""><text:s text:c="1"/>class for a list of available metrics.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  <draw:frame draw:id="id99" presentation:style-name="a776" draw:name="Title 1" svg:x="0.55118in" svg:y="0.32953in" svg:width="9.92087in" svg:height="1.38031in" presentation:class="title" presentation:placeholder="false">
          <draw:text-box>
            <text:p text:style-name="a775" text:class-names="" text:cond-style-name=""><text:span text:style-name="a773" text:class-names="">KNN Parameters</text:span><text:span text:style-name="a774" text:class-names=""/></text:p>
          </draw:text-box>
          <svg:title/>
          <svg:desc/>
        </draw:frame>
        <presentation:notes draw:style-name="a782">
          <draw:frame draw:id="id100" draw:style-name="a779" draw:name="Slide Number Placeholder 6" svg:x="4.67953in" svg:y="11.10827in" svg:width="3.5878in" svg:height="0.58425in">
            <draw:text-box>
              <text:p text:style-name="a778" text:class-names="" text:cond-style-name=""><text:span text:style-name="a777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1" presentation:style-name="a780" draw:name="Slide Image Placeholder 1">
            <svg:title/>
            <svg:desc/>
          </draw:page-thumbnail>
          <draw:frame draw:id="id102" presentation:style-name="a7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83" draw:master-page-name="Master1-Layout7-blank-Blank" presentation:presentation-page-layout-name="Master1-PPL7" draw:id="Slide-262">
        <draw:frame draw:id="id103" presentation:style-name="a803" draw:name="Text Placeholder 2" svg:x="0.55118in" svg:y="1.93465in" svg:width="9.92087in" svg:height="4.7948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4" text:class-names="">metric_params</text:span><text:span text:style-name="a785" text:class-names=""><text:s text:c="1"/>:<text:s text:c="1"/></text:span><text:span text:style-name="a786" text:class-names="">dict</text:span><text:span text:style-name="a787" text:class-names="">, optional (default = None)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3" text:class-names="">Additional<text:s text:c="1"/></text:span><text:span text:style-name="a794" text:class-names="">keyword arguments for the metric function.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  <draw:frame draw:id="id104" presentation:style-name="a807" draw:name="Title 1" svg:x="0.55118in" svg:y="0.32953in" svg:width="9.92087in" svg:height="1.38031in" presentation:class="title" presentation:placeholder="false">
          <draw:text-box>
            <text:p text:style-name="a806" text:class-names="" text:cond-style-name=""><text:span text:style-name="a804" text:class-names="">KNN Parameters</text:span><text:span text:style-name="a805" text:class-names=""/></text:p>
          </draw:text-box>
          <svg:title/>
          <svg:desc/>
        </draw:frame>
        <presentation:notes draw:style-name="a813">
          <draw:frame draw:id="id105" draw:style-name="a810" draw:name="Slide Number Placeholder 6" svg:x="4.67953in" svg:y="11.10827in" svg:width="3.5878in" svg:height="0.58425in">
            <draw:text-box>
              <text:p text:style-name="a809" text:class-names="" text:cond-style-name=""><text:span text:style-name="a80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06" presentation:style-name="a811" draw:name="Slide Image Placeholder 1">
            <svg:title/>
            <svg:desc/>
          </draw:page-thumbnail>
          <draw:frame draw:id="id107" presentation:style-name="a81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814" draw:master-page-name="Master1-Layout7-blank-Blank" presentation:presentation-page-layout-name="Master1-PPL7" draw:id="Slide-263">
        <draw:frame draw:id="id108" presentation:style-name="a830" draw:name="Text Placeholder 2" svg:x="0.55118in" svg:y="1.93465in" svg:width="9.92087in" svg:height="4.7948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5" text:class-names="">n_jobs</text:span><text:span text:style-name="a816" text:class-names=""><text:s text:c="1"/>:<text:s text:c="1"/></text:span><text:span text:style-name="a817" text:class-names="">int</text:span><text:span text:style-name="a818" text:class-names=""><text:s text:c="1"/>or None, optional (default=None)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4" text:class-names="">The<text:s text:c="1"/></text:span><text:span text:style-name="a825" text:class-names="">number of parallel jobs to run for<text:s text:c="1"/></text:span><text:span text:style-name="a826" text:class-names="">neighbors</text:span><text:span text:style-name="a827" text:class-names=""><text:s text:c="1"/>search.<text:s text:c="1"/></text:span></text:p>
              </text:list-item>
            </text:list>
          </draw:text-box>
          <svg:title/>
          <svg:desc/>
        </draw:frame>
        <draw:frame draw:id="id109" presentation:style-name="a834" draw:name="Title 1" svg:x="0.55118in" svg:y="0.32953in" svg:width="9.92087in" svg:height="1.38031in" presentation:class="title" presentation:placeholder="false">
          <draw:text-box>
            <text:p text:style-name="a833" text:class-names="" text:cond-style-name=""><text:span text:style-name="a831" text:class-names="">KNN Parameters</text:span><text:span text:style-name="a832" text:class-names=""/></text:p>
          </draw:text-box>
          <svg:title/>
          <svg:desc/>
        </draw:frame>
        <presentation:notes draw:style-name="a840">
          <draw:frame draw:id="id110" draw:style-name="a837" draw:name="Slide Number Placeholder 6" svg:x="4.67953in" svg:y="11.10827in" svg:width="3.5878in" svg:height="0.58425in">
            <draw:text-box>
              <text:p text:style-name="a836" text:class-names="" text:cond-style-name=""><text:span text:style-name="a835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11" presentation:style-name="a838" draw:name="Slide Image Placeholder 1">
            <svg:title/>
            <svg:desc/>
          </draw:page-thumbnail>
          <draw:frame draw:id="id112" presentation:style-name="a83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KNN Parameters</dc:title>
    <meta:initial-creator>Vimala</meta:initial-creator>
    <dc:creator>Director</dc:creator>
    <meta:creation-date>2018-11-09T05:35:17Z</meta:creation-date>
    <dc:date>2018-11-09T03:58:25Z</dc:date>
    <meta:editing-cycles>1</meta:editing-cycles>
    <meta:editing-duration>PT701S</meta:editing-duration>
    <meta:document-statistic meta:paragraph-count="45" meta:word-count="355"/>
  </office:meta>
</office:document-meta>
</file>